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ohit Hindi" svg:font-family="'Lohit Hindi'"/>
    <style:font-face style:name="Lohit Hindi1" svg:font-family="'Lohit Hindi'" style:font-family-generic="system" style:font-pitch="variable"/>
    <style:font-face style:name="Noto Sans Devanagari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Text_20_body" style:list-style-name="L1">
      <style:paragraph-properties fo:margin-top="0cm" fo:margin-bottom="0cm" style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2">
      <style:paragraph-properties fo:margin-top="0cm" fo:margin-bottom="0cm" style:contextual-spacing="false"/>
    </style:style>
    <style:style style:name="P4" style:family="paragraph" style:parent-style-name="Text_20_body" style:list-style-name="L2"/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Sí, puedes detectar el movimiento del <text:span text:style-name="Source_20_Text">RecycleView</text:span> desde un <text:span text:style-name="Source_20_Text">Item</text:span> para realizar acciones, como finalizar la edición de un ítem en particular, utilizando eventos y propiedades en Kivy.</text:p>
      <text:h text:style-name="Heading_20_3" text:outline-level="3">Estrategia</text:h>
      <text:list text:style-name="L1">
        <text:list-item>
          <text:p text:style-name="P1"><text:span text:style-name="Strong_20_Emphasis">Interceptar eventos de desplazamiento</text:span>: Puedes aprovechar el evento <text:span text:style-name="Source_20_Text">on_scroll_move</text:span> del <text:span text:style-name="Source_20_Text">ScrollView</text:span>, del cual hereda el <text:span text:style-name="Source_20_Text">RecycleView</text:span>.</text:p>
        </text:list-item>
        <text:list-item>
          <text:p text:style-name="P2"><text:span text:style-name="Strong_20_Emphasis">Comunicar el evento al ítem en edición</text:span>: Configura un mecanismo para que el ítem en edición sea notificado cuando ocurra un desplazamiento.</text:p>
        </text:list-item>
      </text:list>
      <text:p text:style-name="Horizontal_20_Line"/>
      <text:h text:style-name="Heading_20_3" text:outline-level="3">Implementación</text:h>
      <text:h text:style-name="Heading_20_4" text:outline-level="4">1. Detectar el movimiento de desplazamiento en el <text:span text:style-name="Source_20_Text">RecycleView</text:span></text:h>
      <text:p text:style-name="Text_20_body">Sobrescribe el método <text:span text:style-name="Source_20_Text">on_scroll_move</text:span> en el <text:span text:style-name="Source_20_Text">RecycleView</text:span> y dispara un evento personalizado para notificar a los ítems:</text:p>
      <text:p text:style-name="Standard">from kivy.uix.recycleview import RecycleView</text:p>
      <text:p text:style-name="Standard">from kivy.properties import ObjectProperty</text:p>
      <text:p text:style-name="Standard"/>
      <text:p text:style-name="Standard">class CustomRecycleView(RecycleView):</text:p>
      <text:p text:style-name="Standard"><text:s text:c="4"/>on_scroll_event = ObjectProperty(None) <text:s/># Evento personalizado</text:p>
      <text:p text:style-name="Standard"/>
      <text:p text:style-name="Standard"><text:s text:c="4"/>def __init__(self, **kwargs):</text:p>
      <text:p text:style-name="Standard"><text:s text:c="8"/>super().__init__(**kwargs)</text:p>
      <text:p text:style-name="Standard"><text:s text:c="8"/>self.on_scroll_event = None <text:s/># Referencia al evento</text:p>
      <text:p text:style-name="Standard"/>
      <text:p text:style-name="Standard"><text:s text:c="4"/>def on_scroll_move(self, touch):</text:p>
      <text:p text:style-name="Standard"><text:s text:c="8"/>super().on_scroll_move(touch)</text:p>
      <text:p text:style-name="Standard"><text:s text:c="8"/>if self.on_scroll_event:</text:p>
      <text:p text:style-name="Standard"><text:s text:c="12"/>self.on_scroll_event() <text:s/># Disparar el evento</text:p>
      <text:p text:style-name="Standard"/>
      <text:h text:style-name="Heading_20_4" text:outline-level="4">2. Configurar el evento en el ítem</text:h>
      <text:p text:style-name="Text_20_body">Los ítems deben escuchar el evento de desplazamiento del <text:span text:style-name="Source_20_Text">RecycleView</text:span> y reaccionar adecuadamente. Por ejemplo, finalizando la edición si está activa.</text:p>
      <text:p text:style-name="Standard">from kivy.uix.boxlayout import BoxLayout</text:p>
      <text:p text:style-name="Standard">from kivy.properties import BooleanProperty</text:p>
      <text:p text:style-name="Standard"/>
      <text:p text:style-name="Standard">class EditableItem(BoxLayout):</text:p>
      <text:p text:style-name="Standard"><text:s text:c="4"/>is_editing = BooleanProperty(False) <text:s/># Indica si está en edición</text:p>
      <text:p text:style-name="Standard"/>
      <text:p text:style-name="Standard"><text:s text:c="4"/>def start_editing(self):</text:p>
      <text:p text:style-name="Standard"><text:s text:c="8"/>self.is_editing = True</text:p>
      <text:p text:style-name="Standard"><text:s text:c="8"/>print("Editing started")</text:p>
      <text:p text:style-name="Standard"/>
      <text:p text:style-name="Standard"><text:s text:c="4"/>def stop_editing(self):</text:p>
      <text:p text:style-name="Standard"><text:s text:c="8"/>if self.is_editing:</text:p>
      <text:p text:style-name="Standard"><text:s text:c="12"/>self.is_editing = False</text:p>
      <text:p text:style-name="Standard"><text:s text:c="12"/>print("Editing stopped due to scroll")</text:p>
      <text:p text:style-name="Standard"/>
      <text:p text:style-name="Standard"><text:s text:c="4"/>def link_scroll_event(self, rv):</text:p>
      <text:p text:style-name="Standard"><text:soft-page-break/><text:s text:c="8"/>rv.on_scroll_event = self.stop_editing</text:p>
      <text:p text:style-name="Standard"/>
      <text:p text:style-name="Standard"/>
      <text:h text:style-name="Heading_20_4" text:outline-level="4">3. Vincular el evento de <text:span text:style-name="Source_20_Text">RecycleView</text:span> con el ítem en edición</text:h>
      <text:p text:style-name="Text_20_body">Cuando un ítem entra en edición, debe vincularse al evento de desplazamiento del <text:span text:style-name="Source_20_Text">RecycleView</text:span>:</text:p>
      <text:p text:style-name="Standard">from kivy.app import App</text:p>
      <text:p text:style-name="Standard">from kivy.uix.boxlayout import BoxLayout</text:p>
      <text:p text:style-name="Standard"/>
      <text:p text:style-name="Standard">class TestApp(App):</text:p>
      <text:p text:style-name="Standard"><text:s text:c="4"/>def build(self):</text:p>
      <text:p text:style-name="Standard"><text:s text:c="8"/>root = BoxLayout(orientation="vertical")</text:p>
      <text:p text:style-name="Standard"><text:s text:c="8"/>rv = CustomRecycleView()</text:p>
      <text:p text:style-name="Standard"><text:s text:c="8"/>rv.viewclass = 'EditableItem'</text:p>
      <text:p text:style-name="Standard"/>
      <text:p text:style-name="Standard"><text:s text:c="8"/># Configurar datos del RecycleView</text:p>
      <text:p text:style-name="Standard"><text:s text:c="8"/>rv.data = [{'is_editing': False} for _ in range(20)]</text:p>
      <text:p text:style-name="Standard"><text:s text:c="8"/></text:p>
      <text:p text:style-name="Standard"><text:s text:c="8"/># Agregar el RecycleView al layout</text:p>
      <text:p text:style-name="Standard"><text:s text:c="8"/>root.add_widget(rv)</text:p>
      <text:p text:style-name="Standard"><text:s text:c="8"/></text:p>
      <text:p text:style-name="Standard"><text:s text:c="8"/># Simular un ítem en edición</text:p>
      <text:p text:style-name="Standard"><text:s text:c="8"/>item = EditableItem()</text:p>
      <text:p text:style-name="Standard"><text:s text:c="8"/>item.start_editing()</text:p>
      <text:p text:style-name="Standard"><text:s text:c="8"/>item.link_scroll_event(rv) <text:s/># Vincular evento de scroll</text:p>
      <text:p text:style-name="Standard"><text:s text:c="8"/>return root</text:p>
      <text:p text:style-name="Standard"/>
      <text:p text:style-name="Standard">TestApp().run()</text:p>
      <text:p text:style-name="Standard"/>
      <text:p text:style-name="Standard"/>
      <text:h text:style-name="Heading_20_3" text:outline-level="3">Explicación</text:h>
      <text:list text:style-name="L2">
        <text:list-item>
          <text:p text:style-name="P3"><text:span text:style-name="Strong_20_Emphasis"><text:span text:style-name="Source_20_Text">CustomRecycleView</text:span></text:span>: Detecta el desplazamiento del usuario y dispara el evento <text:span text:style-name="Source_20_Text">on_scroll_event</text:span>.</text:p>
        </text:list-item>
        <text:list-item>
          <text:p text:style-name="P3"><text:span text:style-name="Strong_20_Emphasis"><text:span text:style-name="Source_20_Text">EditableItem</text:span></text:span>: Escucha el evento de desplazamiento y realiza la acción necesaria (por ejemplo, detener la edición).</text:p>
        </text:list-item>
        <text:list-item>
          <text:p text:style-name="P4"><text:span text:style-name="Strong_20_Emphasis">Vinculación dinámica</text:span>: Los ítems solo escuchan el evento mientras están en edición.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ohit Hindi" svg:font-family="'Lohit Hindi'"/>
    <style:font-face style:name="Lohit Hindi1" svg:font-family="'Lohit Hindi'" style:font-family-generic="system" style:font-pitch="variable"/>
    <style:font-face style:name="Noto Sans Devanagari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es" fo:country="AR" style:letter-kerning="true" style:font-name-asian="Droid Sans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s" fo:country="AR" style:letter-kerning="true" style:font-name-asian="Droid Sans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" style:font-family-complex="'Lohit Hind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" style:font-family-complex="'Noto Sans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" style:font-family-complex="'Noto Sans Devanagari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rtin Bellanca</meta:initial-creator>
    <meta:creation-date>2011-12-24T17:01:36</meta:creation-date>
    <meta:generator>LibreOffice/24.8.3.2$Linux_X86_64 LibreOffice_project/480$Build-2</meta:generator>
    <dc:date>2024-11-27T19:33:06.318311461</dc:date>
    <meta:editing-duration>PT2M18S</meta:editing-duration>
    <meta:editing-cycles>1</meta:editing-cycles>
    <meta:document-statistic meta:table-count="0" meta:image-count="0" meta:object-count="0" meta:page-count="2" meta:paragraph-count="58" meta:word-count="334" meta:character-count="2858" meta:non-whitespace-character-count="2336"/>
  </office:meta>
</office:document-meta>
</file>